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5"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6" style:family="paragraph" style:parent-style-name="Standard">
      <style:paragraph-properties fo:margin-left="0in" fo:margin-right="0in" fo:orphans="2" fo:widows="2" fo:text-indent="0in" style:auto-text-indent="false"/>
      <style:text-properties style:font-name="Liberation Serif" fo:font-size="12pt" officeooo:paragraph-rsid="0029ad7f" style:font-size-asian="12pt" style:font-size-complex="12pt"/>
    </style:style>
    <style:style style:name="P7"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8"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3"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P14"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15"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ad0f4" officeooo:paragraph-rsid="001ad0f4" style:font-size-asian="12pt" style:font-size-complex="12pt"/>
    </style:style>
    <style:style style:name="P18"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1711f" officeooo:paragraph-rsid="000d4c1f" style:font-size-asian="12pt" style:font-size-complex="12pt"/>
    </style:style>
    <style:style style:name="P19" style:family="paragraph" style:parent-style-name="Standard">
      <style:text-properties fo:color="#0000ff"/>
    </style:style>
    <style:style style:name="P20"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9ad7f" style:font-size-asian="12pt" style:font-size-complex="12pt"/>
    </style:style>
    <style:style style:name="P21" style:family="paragraph" style:parent-style-name="Standard">
      <style:paragraph-properties fo:margin-left="0in" fo:margin-right="0in" fo:orphans="2" fo:widows="2" fo:text-indent="0in" style:auto-text-indent="false"/>
      <style:text-properties style:font-name="Liberation Serif" fo:font-size="12pt" officeooo:paragraph-rsid="003103b5" style:font-size-asian="12pt" style:font-size-complex="12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ad0f4"/>
    </style:style>
    <style:style style:name="T10" style:family="text">
      <style:text-properties fo:font-variant="normal" fo:text-transform="none" fo:color="#0000ff" fo:letter-spacing="normal" fo:font-style="normal" fo:font-weight="normal" officeooo:rsid="002b0f2e"/>
    </style:style>
    <style:style style:name="T11" style:family="text">
      <style:text-properties fo:font-variant="normal" fo:text-transform="none" fo:color="#0000ff" fo:letter-spacing="normal" fo:font-style="normal" fo:font-weight="normal" officeooo:rsid="002f2ecc"/>
    </style:style>
    <style:style style:name="T12" style:family="text">
      <style:text-properties fo:font-variant="normal" fo:text-transform="none" fo:color="#0000ff" fo:letter-spacing="normal" fo:font-style="normal" fo:font-weight="normal" officeooo:rsid="003207d3"/>
    </style:style>
    <style:style style:name="T13" style:family="text">
      <style:text-properties fo:color="#0000ff" officeooo:rsid="00042ec0"/>
    </style:style>
    <style:style style:name="T14" style:family="text">
      <style:text-properties fo:color="#0000ff" officeooo:rsid="000d4c1f"/>
    </style:style>
    <style:style style:name="T15" style:family="text">
      <style:text-properties fo:color="#0000ff" officeooo:rsid="001091a2"/>
    </style:style>
    <style:style style:name="T16" style:family="text">
      <style:text-properties officeooo:rsid="00050d4a"/>
    </style:style>
    <style:style style:name="T17" style:family="text">
      <style:text-properties officeooo:rsid="0009bd42"/>
    </style:style>
    <style:style style:name="T18" style:family="text">
      <style:text-properties officeooo:rsid="001091a2"/>
    </style:style>
    <style:style style:name="T19" style:family="text">
      <style:text-properties officeooo:rsid="00042ec0"/>
    </style:style>
    <style:style style:name="T20" style:family="text">
      <style:text-properties officeooo:rsid="002813d3"/>
    </style:style>
    <style:style style:name="T21" style:family="text">
      <style:text-properties officeooo:rsid="002f2e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4"/>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4"/>
      <text:p text:style-name="P7"><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7"/>
      <text:p text:style-name="P19">We have added a new section to the introduction (Multiple Presentations &amp; Concrete vs. Abstract), where we discuss these issues, and hopefully provide a clearer motivation for our study and the novelty of our results.</text:p>
      <text:p text:style-name="P4"><text:span text:style-name="T3">TODO “</text:span><text:span text:style-name="T9">[more] explicitly discuss this so as to help readers better appreciate [our] study?” </text:span></text:p>
      <text:p text:style-name="P4"><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2">These were helpful resources, we have added some reference to this literature, and increased our discussion of the importance of relationships between concepts to understanding. </text:p>
      <text:p text:style-name="P8"/>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8"/>
      <text:p text:style-name="P13">We have added reference to this literature and some discussion to clarify our perspective on why these aspects are important. <text:span text:style-name="T19">TODO: </text:span>B&amp;L</text:p>
      <text:p text:style-name="P8"/>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8"><text:soft-page-break/>The hybrid presentation subjects received <text:span text:style-name="T16">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8"/>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9">This idea was inspired by the results from De Bock et al. which showed that subjects were making different inferences about higher level rul<text:span text:style-name="T17">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8"/>
      <text:p text:style-name="P14">(3) Statistics tests - Provide citations for some statistics tests or terms and provide some justification as to why they are appropriate for your study (e.g., "naïve Bayes classifiers")</text:p>
      <text:p text:style-name="P14"/>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4"/>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8">TODO</text:p>
      <text:p text:style-name="P8">-<text:span text:style-name="T18">added reference to concepts literature in formalization section</text:span></text:p>
      <text:p text:style-name="P8"/>
      <text:p text:style-name="P14">(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10"><text:soft-page-break/>We have clarified that this claim is a hypothetical suggestion based on our interpretation of our results and Kaminski’s, rather than a direct result of our experiment.</text:p>
      <text:p text:style-name="P8"/>
      <text:p text:style-name="P14">(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14"/>
      <text:p text:style-name="P18"/>
      <text:p text:style-name="P5"><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13">TODO</text:span></text:p>
      <text:p text:style-name="P3"><text:span text:style-name="T14">-th</text:span><text:span text:style-name="T15">e suggested example is</text:span><text:span text:style-name="T14"> more clear, we have updated it.</text:span></text:p>
      <text:p text:style-name="P11">-<text:span text:style-name="T20">This is a vestige of an earlier draft of the paper, we have replaced it with a description that more accurately reflects the current state.</text:span></text:p>
      <text:p text:style-name="P11">-<text:span text:style-name="T21">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p>
      <text:p text:style-name="P3"><text:span text:style-name="T14">-</text:span><text:span text:style-name="T15">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text:span><text:soft-page-break/><text:span text:style-name="T1">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text:span><text:soft-page-break/><text:span text:style-name="T1">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4"/>
      <text:p text:style-name="P6"><text:span text:style-name="T3">TODO</text:span><text:line-break/><text:line-break/><text:span text:style-name="T1">Minor Comments</text:span><text:line-break/><text:span text:style-name="T1">There were too many graphs. They could be cut down to a critical number of core findings of at most 4 or 5 figures.</text:span></text:p>
      <text:p text:style-name="P20"/>
      <text:p text:style-name="P21"><text:span text:style-name="T12">As above: </text:span><text:span text:style-name="T11">We have removed the nonagon diagram, but left the n-gon diagram since it is substantially difficult. We have removed the forest plots from the results section, and will provide them in supplementary material instead. We have removed two of the which representation figures showing less interesting results, and removed the hierarchical model figure.</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text:span><text:soft-page-break/><text:span text:style-name="T1">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8">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15"/>
      <text:p text:style-name="P16">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3-10T10:03:59.874753128</dc:date>
    <meta:editing-duration>PT2H50M58S</meta:editing-duration>
    <meta:editing-cycles>20</meta:editing-cycles>
    <meta:document-statistic meta:table-count="0" meta:image-count="0" meta:object-count="0" meta:page-count="7" meta:paragraph-count="31" meta:word-count="3405" meta:character-count="22022" meta:non-whitespace-character-count="18601"/>
  </office:meta>
</office:document-meta>
</file>